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b75f" officeooo:paragraph-rsid="0018b75f"/>
    </style:style>
    <style:style style:name="P2" style:family="paragraph" style:parent-style-name="Standard">
      <style:text-properties officeooo:rsid="0018f2fc" officeooo:paragraph-rsid="0018f2fc"/>
    </style:style>
    <style:style style:name="P3" style:family="paragraph" style:parent-style-name="Standard">
      <style:text-properties officeooo:rsid="001adbd3" officeooo:paragraph-rsid="001adbd3"/>
    </style:style>
    <style:style style:name="T1" style:family="text">
      <style:text-properties officeooo:rsid="0018f2fc"/>
    </style:style>
    <style:style style:name="T2" style:family="text">
      <style:text-properties officeooo:rsid="001adb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yone who has cooked Thanksgiving dinner knows that scheduling everything is an NP-hard problem. Similar to the flexible Job-Shop-Scheduling Problem, we have “machines” that can do multiple jobs. An oven that can keep things warm, roast, broil and bake. A stove can be used to reheat, steam or sautee food. A sous-chef can chop food, stir food, and roll out dough. Even a refridgerator has multiple jobs it can complete! It mostly stores food for later eating, but it can also be used to thicken a sauce made with corn starch or another gelatin. Again like our job-shop scheduling problem, we have tasks that must be completed first. For example, onions must be chopped before they are added to the stuffing and cooked. We need to cook the potatoes before they are mashed. There are hundreds of similar dependencies in cooking Thanksgiving dinner. <text:span text:style-name="T2">(Intro slides)</text:span></text:p>
      <text:p text:style-name="P1"/>
      <text:p text:style-name="P2">We begin our example by generating <text:span text:style-name="T2">many different orderings: (orderings slide)</text:span></text:p>
      <text:p text:style-name="P3">Randomly group orderings: (grouping slide)</text:p>
      <text:p text:style-name="P3">Loop through the following steps: </text:p>
      <text:p text:style-name="P3">Select the best individual in each group and each population (fitness/selection slide)</text:p>
      <text:p text:style-name="P3">Update each individual by “pushing” them towards the best individual (pushing slide)</text:p>
      <text:p text:style-name="P3">Select the best Bayesian Network Structure: (network slide)</text:p>
      <text:p text:style-name="P3">Regroup orderings using Bayesian Network structure (grouping slid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4:09:39.185000000</meta:creation-date>
    <dc:date>2015-11-27T16:07:08.526000000</dc:date>
    <meta:editing-duration>PT1H5M19S</meta:editing-duration>
    <meta:editing-cycles>1</meta:editing-cycles>
    <meta:document-statistic meta:table-count="0" meta:image-count="0" meta:object-count="0" meta:page-count="1" meta:paragraph-count="8" meta:word-count="206" meta:character-count="1313" meta:non-whitespace-character-count="1114"/>
    <meta:generator>LibreOffice/5.0.3.2$Windows_x86 LibreOffice_project/e5f16313668ac592c1bfb310f4390624e3dbfb75</meta:generator>
  </office:meta>
</office:document-meta>
</file>